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4855" officeooo:paragraph-rsid="001f4855"/>
    </style:style>
    <style:style style:name="P2" style:family="paragraph" style:parent-style-name="Standard">
      <style:text-properties officeooo:rsid="001f4855" officeooo:paragraph-rsid="00309a6c"/>
    </style:style>
    <style:style style:name="P3" style:family="paragraph" style:parent-style-name="Standard">
      <style:text-properties officeooo:rsid="001f4855" officeooo:paragraph-rsid="00379048"/>
    </style:style>
    <style:style style:name="P4" style:family="paragraph" style:parent-style-name="Standard">
      <style:text-properties officeooo:rsid="001f4855" officeooo:paragraph-rsid="0038edf9"/>
    </style:style>
    <style:style style:name="P5" style:family="paragraph" style:parent-style-name="Standard">
      <style:text-properties officeooo:rsid="0020649d" officeooo:paragraph-rsid="0020649d"/>
    </style:style>
    <style:style style:name="P6" style:family="paragraph" style:parent-style-name="Standard">
      <style:text-properties officeooo:rsid="0020649d" officeooo:paragraph-rsid="0021908f"/>
    </style:style>
    <style:style style:name="P7" style:family="paragraph" style:parent-style-name="Standard">
      <style:text-properties officeooo:rsid="0020649d" officeooo:paragraph-rsid="003f561b"/>
    </style:style>
    <style:style style:name="P8" style:family="paragraph" style:parent-style-name="Standard">
      <style:text-properties officeooo:rsid="0020649d" officeooo:paragraph-rsid="00430e6a"/>
    </style:style>
    <style:style style:name="P9" style:family="paragraph" style:parent-style-name="Standard">
      <style:text-properties officeooo:rsid="0020649d" officeooo:paragraph-rsid="0049b3dd"/>
    </style:style>
    <style:style style:name="P10" style:family="paragraph" style:parent-style-name="Standard">
      <style:text-properties officeooo:rsid="0022d86d" officeooo:paragraph-rsid="0022d86d"/>
    </style:style>
    <style:style style:name="P11" style:family="paragraph" style:parent-style-name="Standard">
      <style:text-properties officeooo:rsid="0022d86d" officeooo:paragraph-rsid="0039c5f9"/>
    </style:style>
    <style:style style:name="P12" style:family="paragraph" style:parent-style-name="Standard">
      <style:text-properties officeooo:rsid="0023dd29" officeooo:paragraph-rsid="0023dd29"/>
    </style:style>
    <style:style style:name="P13" style:family="paragraph" style:parent-style-name="Standard">
      <style:text-properties officeooo:rsid="0023dd29" officeooo:paragraph-rsid="002712b9"/>
    </style:style>
    <style:style style:name="P14" style:family="paragraph" style:parent-style-name="Standard">
      <style:text-properties officeooo:rsid="0023dd29" officeooo:paragraph-rsid="0031028e"/>
    </style:style>
    <style:style style:name="P15" style:family="paragraph" style:parent-style-name="Standard">
      <style:text-properties officeooo:rsid="0023dd29" officeooo:paragraph-rsid="003a260e"/>
    </style:style>
    <style:style style:name="P16" style:family="paragraph" style:parent-style-name="Standard">
      <style:text-properties officeooo:rsid="0023dd29" officeooo:paragraph-rsid="003e0188"/>
    </style:style>
    <style:style style:name="P17" style:family="paragraph" style:parent-style-name="Standard">
      <style:text-properties officeooo:rsid="0023dd29" officeooo:paragraph-rsid="0047f9d3"/>
    </style:style>
    <style:style style:name="P18" style:family="paragraph" style:parent-style-name="Standard">
      <style:text-properties officeooo:rsid="002712b9" officeooo:paragraph-rsid="002712b9"/>
    </style:style>
    <style:style style:name="P19" style:family="paragraph" style:parent-style-name="Standard">
      <style:text-properties officeooo:rsid="002712b9" officeooo:paragraph-rsid="0031028e"/>
    </style:style>
    <style:style style:name="P20" style:family="paragraph" style:parent-style-name="Standard">
      <style:text-properties officeooo:rsid="002b3d38" officeooo:paragraph-rsid="002b3d38"/>
    </style:style>
    <style:style style:name="P21" style:family="paragraph" style:parent-style-name="Standard">
      <style:text-properties officeooo:rsid="002b9f54" officeooo:paragraph-rsid="002b9f54"/>
    </style:style>
    <style:style style:name="P22" style:family="paragraph" style:parent-style-name="Standard">
      <style:text-properties officeooo:rsid="002d1ae7" officeooo:paragraph-rsid="002d1ae7"/>
    </style:style>
    <style:style style:name="P23" style:family="paragraph" style:parent-style-name="Standard">
      <style:text-properties officeooo:rsid="002d429a" officeooo:paragraph-rsid="002d429a"/>
    </style:style>
    <style:style style:name="P24" style:family="paragraph" style:parent-style-name="Standard">
      <style:text-properties officeooo:rsid="002eadaa" officeooo:paragraph-rsid="002eadaa"/>
    </style:style>
    <style:style style:name="P25" style:family="paragraph" style:parent-style-name="Standard">
      <style:text-properties officeooo:rsid="002eadaa" officeooo:paragraph-rsid="00327e52"/>
    </style:style>
    <style:style style:name="P26" style:family="paragraph" style:parent-style-name="Standard">
      <style:text-properties officeooo:rsid="002eadaa" officeooo:paragraph-rsid="0035da8f"/>
    </style:style>
    <style:style style:name="P27" style:family="paragraph" style:parent-style-name="Standard">
      <style:text-properties officeooo:rsid="00309a6c" officeooo:paragraph-rsid="00309a6c"/>
    </style:style>
    <style:style style:name="P28" style:family="paragraph" style:parent-style-name="Standard">
      <style:text-properties officeooo:rsid="00309a6c" officeooo:paragraph-rsid="00327e52"/>
    </style:style>
    <style:style style:name="P29" style:family="paragraph" style:parent-style-name="Standard">
      <style:text-properties officeooo:rsid="00309a6c" officeooo:paragraph-rsid="0035da8f"/>
    </style:style>
    <style:style style:name="P30" style:family="paragraph" style:parent-style-name="Standard">
      <style:text-properties officeooo:rsid="0031028e" officeooo:paragraph-rsid="0031028e"/>
    </style:style>
    <style:style style:name="P31" style:family="paragraph" style:parent-style-name="Standard">
      <style:text-properties officeooo:rsid="00327e52" officeooo:paragraph-rsid="00327e52"/>
    </style:style>
    <style:style style:name="P32" style:family="paragraph" style:parent-style-name="Standard">
      <style:text-properties officeooo:rsid="00327e52" officeooo:paragraph-rsid="0035da8f"/>
    </style:style>
    <style:style style:name="P33" style:family="paragraph" style:parent-style-name="Standard">
      <style:text-properties officeooo:rsid="00359d7a" officeooo:paragraph-rsid="00359d7a"/>
    </style:style>
    <style:style style:name="P34" style:family="paragraph" style:parent-style-name="Standard">
      <style:text-properties officeooo:rsid="00379048" officeooo:paragraph-rsid="00379048"/>
    </style:style>
    <style:style style:name="P35" style:family="paragraph" style:parent-style-name="Standard">
      <style:text-properties officeooo:rsid="00379048" officeooo:paragraph-rsid="00421ada"/>
    </style:style>
    <style:style style:name="P36" style:family="paragraph" style:parent-style-name="Standard">
      <style:text-properties officeooo:rsid="0038edf9" officeooo:paragraph-rsid="0038edf9"/>
    </style:style>
    <style:style style:name="P37" style:family="paragraph" style:parent-style-name="Standard">
      <style:text-properties officeooo:rsid="0039c5f9" officeooo:paragraph-rsid="0039c5f9"/>
    </style:style>
    <style:style style:name="P38" style:family="paragraph" style:parent-style-name="Standard">
      <style:text-properties officeooo:rsid="003a260e" officeooo:paragraph-rsid="003a260e"/>
    </style:style>
    <style:style style:name="P39" style:family="paragraph" style:parent-style-name="Standard">
      <style:text-properties officeooo:rsid="003c0e3a" officeooo:paragraph-rsid="003c0e3a"/>
    </style:style>
    <style:style style:name="P40" style:family="paragraph" style:parent-style-name="Standard">
      <style:text-properties officeooo:rsid="003f561b" officeooo:paragraph-rsid="003f561b"/>
    </style:style>
    <style:style style:name="P41" style:family="paragraph" style:parent-style-name="Standard">
      <style:text-properties officeooo:rsid="003f561b" officeooo:paragraph-rsid="00430e6a"/>
    </style:style>
    <style:style style:name="P42" style:family="paragraph" style:parent-style-name="Standard">
      <style:text-properties officeooo:rsid="003f561b" officeooo:paragraph-rsid="0049b3dd"/>
    </style:style>
    <style:style style:name="P43" style:family="paragraph" style:parent-style-name="Standard">
      <style:text-properties officeooo:rsid="00421ada" officeooo:paragraph-rsid="00421ada"/>
    </style:style>
    <style:style style:name="P44" style:family="paragraph" style:parent-style-name="Standard">
      <style:text-properties officeooo:rsid="00430e6a" officeooo:paragraph-rsid="00430e6a"/>
    </style:style>
    <style:style style:name="P45" style:family="paragraph" style:parent-style-name="Standard">
      <style:text-properties officeooo:rsid="00430e6a" officeooo:paragraph-rsid="00450f9d"/>
    </style:style>
    <style:style style:name="P46" style:family="paragraph" style:parent-style-name="Standard">
      <style:text-properties officeooo:rsid="00430e6a" officeooo:paragraph-rsid="00456e0c"/>
    </style:style>
    <style:style style:name="P47" style:family="paragraph" style:parent-style-name="Standard">
      <style:text-properties officeooo:rsid="00431022" officeooo:paragraph-rsid="00431022"/>
    </style:style>
    <style:style style:name="P48" style:family="paragraph" style:parent-style-name="Standard">
      <style:text-properties officeooo:rsid="00431022" officeooo:paragraph-rsid="00450f9d"/>
    </style:style>
    <style:style style:name="P49" style:family="paragraph" style:parent-style-name="Standard">
      <style:text-properties officeooo:rsid="00431022" officeooo:paragraph-rsid="00456e0c"/>
    </style:style>
    <style:style style:name="P50" style:family="paragraph" style:parent-style-name="Standard">
      <style:text-properties officeooo:rsid="00450f9d" officeooo:paragraph-rsid="00450f9d"/>
    </style:style>
    <style:style style:name="P51" style:family="paragraph" style:parent-style-name="Standard">
      <style:text-properties officeooo:rsid="00456e0c" officeooo:paragraph-rsid="00456e0c"/>
    </style:style>
    <style:style style:name="P52" style:family="paragraph" style:parent-style-name="Standard">
      <style:text-properties officeooo:rsid="0047f9d3" officeooo:paragraph-rsid="0047f9d3"/>
    </style:style>
    <style:style style:name="P53" style:family="paragraph" style:parent-style-name="Standard">
      <style:text-properties officeooo:rsid="0049b3dd" officeooo:paragraph-rsid="0049b3dd"/>
    </style:style>
    <style:style style:name="P54" style:family="paragraph" style:parent-style-name="Standard">
      <style:text-properties officeooo:rsid="004b21cb" officeooo:paragraph-rsid="004cdb41"/>
    </style:style>
    <style:style style:name="P55" style:family="paragraph" style:parent-style-name="Standard">
      <style:paragraph-properties fo:break-before="page"/>
      <style:text-properties officeooo:rsid="001f4855" officeooo:paragraph-rsid="001f4855"/>
    </style:style>
    <style:style style:name="P56" style:family="paragraph" style:parent-style-name="Standard">
      <style:paragraph-properties fo:break-before="page"/>
      <style:text-properties officeooo:rsid="0020649d" officeooo:paragraph-rsid="0020649d"/>
    </style:style>
    <style:style style:name="P57" style:family="paragraph" style:parent-style-name="Standard">
      <style:paragraph-properties fo:break-before="page"/>
      <style:text-properties officeooo:rsid="0022d86d" officeooo:paragraph-rsid="0022d86d"/>
    </style:style>
    <style:style style:name="P58" style:family="paragraph" style:parent-style-name="Standard">
      <style:paragraph-properties fo:break-before="page"/>
      <style:text-properties officeooo:rsid="0023dd29" officeooo:paragraph-rsid="0023dd29"/>
    </style:style>
    <style:style style:name="P59" style:family="paragraph" style:parent-style-name="Standard">
      <style:paragraph-properties fo:break-before="page"/>
      <style:text-properties officeooo:rsid="002712b9" officeooo:paragraph-rsid="002712b9"/>
    </style:style>
    <style:style style:name="P60" style:family="paragraph" style:parent-style-name="Standard">
      <style:paragraph-properties fo:break-before="page"/>
      <style:text-properties officeooo:rsid="002b3d38" officeooo:paragraph-rsid="002b3d38"/>
    </style:style>
    <style:style style:name="P61" style:family="paragraph" style:parent-style-name="Standard">
      <style:paragraph-properties fo:break-before="page"/>
      <style:text-properties officeooo:rsid="002d1ae7" officeooo:paragraph-rsid="002d1ae7"/>
    </style:style>
    <style:style style:name="P62" style:family="paragraph" style:parent-style-name="Standard">
      <style:paragraph-properties fo:break-before="page"/>
      <style:text-properties officeooo:rsid="002eadaa" officeooo:paragraph-rsid="002eadaa"/>
    </style:style>
    <style:style style:name="P63" style:family="paragraph" style:parent-style-name="Standard">
      <style:paragraph-properties fo:break-before="page"/>
      <style:text-properties officeooo:rsid="0031028e" officeooo:paragraph-rsid="0031028e"/>
    </style:style>
    <style:style style:name="P64" style:family="paragraph" style:parent-style-name="Standard">
      <style:paragraph-properties fo:break-before="page"/>
      <style:text-properties officeooo:rsid="00327e52" officeooo:paragraph-rsid="00327e52"/>
    </style:style>
    <style:style style:name="P65" style:family="paragraph" style:parent-style-name="Standard">
      <style:paragraph-properties fo:break-before="page"/>
      <style:text-properties officeooo:rsid="00359d7a" officeooo:paragraph-rsid="00359d7a"/>
    </style:style>
    <style:style style:name="P66" style:family="paragraph" style:parent-style-name="Standard">
      <style:paragraph-properties fo:break-before="page"/>
      <style:text-properties officeooo:rsid="00379048" officeooo:paragraph-rsid="00379048"/>
    </style:style>
    <style:style style:name="P67" style:family="paragraph" style:parent-style-name="Standard">
      <style:paragraph-properties fo:break-before="page"/>
      <style:text-properties officeooo:rsid="0038edf9" officeooo:paragraph-rsid="0038edf9"/>
    </style:style>
    <style:style style:name="P68" style:family="paragraph" style:parent-style-name="Standard">
      <style:paragraph-properties fo:break-before="page"/>
      <style:text-properties officeooo:rsid="0039c5f9" officeooo:paragraph-rsid="0039c5f9"/>
    </style:style>
    <style:style style:name="P69" style:family="paragraph" style:parent-style-name="Standard">
      <style:paragraph-properties fo:break-before="page"/>
      <style:text-properties officeooo:rsid="003a260e" officeooo:paragraph-rsid="003a260e"/>
    </style:style>
    <style:style style:name="P70" style:family="paragraph" style:parent-style-name="Standard">
      <style:paragraph-properties fo:break-before="page"/>
      <style:text-properties officeooo:rsid="003c0e3a" officeooo:paragraph-rsid="003c0e3a"/>
    </style:style>
    <style:style style:name="P71" style:family="paragraph" style:parent-style-name="Standard">
      <style:paragraph-properties fo:break-before="page"/>
      <style:text-properties officeooo:rsid="003f561b" officeooo:paragraph-rsid="003f561b"/>
    </style:style>
    <style:style style:name="P72" style:family="paragraph" style:parent-style-name="Standard">
      <style:paragraph-properties fo:break-before="page"/>
      <style:text-properties officeooo:rsid="00421ada" officeooo:paragraph-rsid="00421ada"/>
    </style:style>
    <style:style style:name="P73" style:family="paragraph" style:parent-style-name="Standard">
      <style:paragraph-properties fo:break-before="page"/>
      <style:text-properties officeooo:rsid="00430e6a" officeooo:paragraph-rsid="00430e6a"/>
    </style:style>
    <style:style style:name="P74" style:family="paragraph" style:parent-style-name="Standard">
      <style:paragraph-properties fo:break-before="page"/>
      <style:text-properties officeooo:rsid="00450f9d" officeooo:paragraph-rsid="00450f9d"/>
    </style:style>
    <style:style style:name="P75" style:family="paragraph" style:parent-style-name="Standard">
      <style:paragraph-properties fo:break-before="page"/>
      <style:text-properties officeooo:rsid="00456e0c" officeooo:paragraph-rsid="00456e0c"/>
    </style:style>
    <style:style style:name="P76" style:family="paragraph" style:parent-style-name="Standard">
      <style:paragraph-properties fo:break-before="page"/>
      <style:text-properties officeooo:rsid="0047f9d3" officeooo:paragraph-rsid="0047f9d3"/>
    </style:style>
    <style:style style:name="P77" style:family="paragraph" style:parent-style-name="Standard">
      <style:paragraph-properties fo:break-before="page"/>
      <style:text-properties officeooo:rsid="0049b3dd" officeooo:paragraph-rsid="0049b3dd"/>
    </style:style>
    <style:style style:name="T1" style:family="text">
      <style:text-properties officeooo:rsid="0020649d"/>
    </style:style>
    <style:style style:name="T2" style:family="text">
      <style:text-properties officeooo:rsid="0022d86d"/>
    </style:style>
    <style:style style:name="T3" style:family="text">
      <style:text-properties officeooo:rsid="002629c8"/>
    </style:style>
    <style:style style:name="T4" style:family="text">
      <style:text-properties officeooo:rsid="002712b9"/>
    </style:style>
    <style:style style:name="T5" style:family="text">
      <style:text-properties officeooo:rsid="00280549"/>
    </style:style>
    <style:style style:name="T6" style:family="text">
      <style:text-properties officeooo:rsid="0028bf4e"/>
    </style:style>
    <style:style style:name="T7" style:family="text">
      <style:text-properties officeooo:rsid="0028e36e"/>
    </style:style>
    <style:style style:name="T8" style:family="text">
      <style:text-properties officeooo:rsid="0029b885"/>
    </style:style>
    <style:style style:name="T9" style:family="text">
      <style:text-properties officeooo:rsid="002eadaa"/>
    </style:style>
    <style:style style:name="T10" style:family="text">
      <style:text-properties officeooo:rsid="00309a6c"/>
    </style:style>
    <style:style style:name="T11" style:family="text">
      <style:text-properties officeooo:rsid="0031028e"/>
    </style:style>
    <style:style style:name="T12" style:family="text">
      <style:text-properties officeooo:rsid="00327e52"/>
    </style:style>
    <style:style style:name="T13" style:family="text">
      <style:text-properties officeooo:rsid="0039c5f9"/>
    </style:style>
    <style:style style:name="T14" style:family="text">
      <style:text-properties officeooo:rsid="00421ada"/>
    </style:style>
    <style:style style:name="T15" style:family="text">
      <style:text-properties officeooo:rsid="00430e6a"/>
    </style:style>
    <style:style style:name="T16" style:family="text">
      <style:text-properties officeooo:rsid="00456e0c"/>
    </style:style>
    <style:style style:name="T17" style:family="text">
      <style:text-properties officeooo:rsid="004b21cb"/>
    </style:style>
    <style:style style:name="T18" style:family="text">
      <style:text-properties officeooo:rsid="004c84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/26</text:p>
      <text:p text:style-name="P1">The Last Battle</text:p>
      <text:p text:style-name="P1">Free Peoples Army Event</text:p>
      <text:p text:style-name="P1"/>
      <text:p text:style-name="P1">Permanent.</text:p>
      <text:p text:style-name="P1"/>
      <text:p text:style-name="P1">{i}Requires —{/i} <text:span text:style-name="T10">The Mouth of Sauron is in play.</text:span></text:p>
      <text:p text:style-name="P1"/>
      <text:p text:style-name="P2">{i}Ongoing —{/i} <text:span text:style-name="T10">When a Free Peoples army with a companion attacks, hide the Fellowship.</text:span></text:p>
      <text:p text:style-name="P1">{flavor}{/i}</text:p>
      <text:p text:style-name="P1">{right}𝐃𝐚𝐲𝐥𝐢𝐠𝐡𝐭</text:p>
      <text:p text:style-name="P1"/>
      <text:p text:style-name="P1">During this combat round, the Shadow’s combat die <text:span text:style-name="T9">limit</text:span> is three.</text:p>
      <text:p text:style-name="P1"/>
      <text:p text:style-name="P1">{left}3</text:p>
      <text:p text:style-name="P55">02/26</text:p>
      <text:p text:style-name="P1">A Power Too Great</text:p>
      <text:p text:style-name="P1">Free Peoples Army Event</text:p>
      <text:p text:style-name="P1"/>
      <text:p text:style-name="P1">Permanent.</text:p>
      <text:p text:style-name="P1"/>
      <text:p text:style-name="P1">{i}Immediate —{/i} Advance the Elves one step on the political track.</text:p>
      <text:p text:style-name="P1"/>
      <text:p text:style-name="P1">{i}Ongoing —{/i} The Shadow cannot move an army into or attack any of Lórien, Rivendell, or the Grey Havens.</text:p>
      <text:p text:style-name="P1"/>
      <text:p text:style-name="P1">{i}Ongoing —{/i} The Shadow may spend any die result and discard a character event card and an army event card to eliminate this card.</text:p>
      <text:p text:style-name="P1">{flavor}{/i}</text:p>
      <text:p text:style-name="P1">{right}𝐍𝐨 𝐐𝐮𝐚𝐫𝐭𝐞𝐫</text:p>
      <text:p text:style-name="P1"/>
      <text:p text:style-name="P1">If you score at least one hit this combat round, score one additional hit.</text:p>
      <text:p text:style-name="P1"/>
      <text:p text:style-name="P1">{left}5</text:p>
      <text:p text:style-name="P56">03/26</text:p>
      <text:p text:style-name="P5">The Power of Tom Bombadil</text:p>
      <text:p text:style-name="P5">Free Peoples Army Event</text:p>
      <text:p text:style-name="P5"/>
      <text:p text:style-name="P5">Permanent.</text:p>
      <text:p text:style-name="P5"/>
      <text:p text:style-name="P5">{i}Immediate —{/i} Advance the North one step on the political track.</text:p>
      <text:p text:style-name="P5"/>
      <text:p text:style-name="P5">{i}Ongoing —{/i} The Shadow cannot move an army into or attack any of Buckland, the Shire, or the Old Forest {i}(do not confuse with Old Forest Road){/i}.</text:p>
      <text:p text:style-name="P5"/>
      <text:p text:style-name="P5">{i}Ongoing —{/i} The Shadow may spend any die result and discard a character event card and an army event card to eliminate this card.</text:p>
      <text:p text:style-name="P5">{flavor}{/i}</text:p>
      <text:p text:style-name="P5">{right}𝐀𝐝𝐯𝐚𝐧𝐭𝐚𝐠𝐞𝐨𝐮𝐬 𝐏𝐨𝐬𝐢𝐭𝐢𝐨𝐧</text:p>
      <text:p text:style-name="P5"/>
      <text:p text:style-name="P5">{i}Requires —{/i} The defending army is in a Free Peoples nation.</text:p>
      <text:p text:style-name="P5"/>
      <text:p text:style-name="P5">This combat round, the Shadow adds -1 to the results of their combat roll {i}(not any reroll){/i} except<text:span text:style-name="T6">ing any dice</text:span> which show unmodified sixes.</text:p>
      <text:p text:style-name="P5"/>
      <text:p text:style-name="P5">{left}3</text:p>
      <text:p text:style-name="P56">04/26</text:p>
      <text:p text:style-name="P5">Book of Mazarbul</text:p>
      <text:p text:style-name="P5">Free Peoples Muster Event</text:p>
      <text:p text:style-name="P5"/>
      <text:p text:style-name="P5">Move companions.</text:p>
      <text:p text:style-name="P5"/>
      <text:p text:style-name="P5">If a companion is in a Dwarven settlement, recruit one Dwarven unit in that region and the Dwarves are now active and at war.</text:p>
      <text:p text:style-name="P6">{flavor}{/i}</text:p>
      <text:p text:style-name="P6">{right}𝐀𝐝𝐯𝐚𝐧𝐭𝐚𝐠𝐞𝐨𝐮𝐬 𝐏𝐨𝐬𝐢𝐭𝐢𝐨𝐧</text:p>
      <text:p text:style-name="P6"/>
      <text:p text:style-name="P6">{i}Requires —{/i} The defending army is in a Free Peoples nation.</text:p>
      <text:p text:style-name="P6"/>
      <text:p text:style-name="P6">This combat round, the Shadow adds -1 to the results of their combat roll {i}(not any reroll){/i} except<text:span text:style-name="T5">ing</text:span> <text:span text:style-name="T4">any dice</text:span> which show unmodified sixes.</text:p>
      <text:p text:style-name="P6"/>
      <text:p text:style-name="P6">{left}3</text:p>
      <text:p text:style-name="P57">05/26</text:p>
      <text:p text:style-name="P10">The Spirit of Mordor</text:p>
      <text:p text:style-name="P10">Free Peoples Army Event</text:p>
      <text:p text:style-name="P10"/>
      <text:p text:style-name="P10">Choose a Shadow army which contains units from more than one nation. Roll five dice; hit that army for each 5+.</text:p>
      <text:p text:style-name="P10">{flavor}{/i}</text:p>
      <text:p text:style-name="P10">{right}𝐒𝐜𝐨𝐮𝐭𝐬</text:p>
      <text:p text:style-name="P10"/>
      <text:p text:style-name="P10">{i}Requires —{/i} The Free Peoples army is defending in a field battle.</text:p>
      <text:p text:style-name="P10"/>
      <text:p text:style-name="P10">Before any combat roll, (𝐚) retreat with that army to an adjacent free region or (𝐛) withdraw into siege.</text:p>
      <text:p text:style-name="P10"/>
      <text:p text:style-name="P10">{left}1</text:p>
      <text:p text:style-name="P58">06/26</text:p>
      <text:p text:style-name="P12">Faramir’s Rangers</text:p>
      <text:p text:style-name="P12">Free Peoples Army Event</text:p>
      <text:p text:style-name="P12"/>
      <text:p text:style-name="P12">Choose a Shadow army in North Ithilien, South Ithilien, or Osgiliath. Roll three dice; hit that army for each 5+.</text:p>
      <text:p text:style-name="P12"/>
      <text:p text:style-name="P12">If there is a Free Peoples army in Osgiliath, recruit one Gondor unit and one Gondor leader there.</text:p>
      <text:p text:style-name="P14">{flavor}{/i}</text:p>
      <text:p text:style-name="P14"><text:span text:style-name="T11">{right}</text:span>𝐒𝐡𝐢𝐞𝐥𝐝-𝐰𝐚𝐥𝐥</text:p>
      <text:p text:style-name="P12"/>
      <text:p text:style-name="P12">This combat round, <text:span text:style-name="T3">if the Shadow combat roll and reroll scores at least two hits, it scores one hit fewer.</text:span></text:p>
      <text:p text:style-name="P12"/>
      <text:p text:style-name="P12">{left}6</text:p>
      <text:p text:style-name="P59">07/26</text:p>
      <text:p text:style-name="P18">Fear! Fire! Foes!</text:p>
      <text:p text:style-name="P18">Free Peoples Muster Event</text:p>
      <text:p text:style-name="P18"/>
      <text:p text:style-name="P18">Move companions.</text:p>
      <text:p text:style-name="P18"/>
      <text:p text:style-name="P18">If a companion is in Bree or the Shire, the North is now active and at war.</text:p>
      <text:p text:style-name="P14">{flavor}{/i}</text:p>
      <text:p text:style-name="P14"><text:span text:style-name="T11">{right}</text:span>𝐒𝐡𝐢𝐞𝐥𝐝-𝐰𝐚𝐥𝐥</text:p>
      <text:p text:style-name="P13"/>
      <text:p text:style-name="P13">This combat round, <text:span text:style-name="T3">if the Shadow combat roll and reroll scores at least two hits, it scores one hit fewer.</text:span></text:p>
      <text:p text:style-name="P13"/>
      <text:p text:style-name="P13">{left}6</text:p>
      <text:p text:style-name="P59">08/26</text:p>
      <text:p text:style-name="P18">Wisdom of Elrond</text:p>
      <text:p text:style-name="P18">Free Peoples Muster Event</text:p>
      <text:p text:style-name="P18"/>
      <text:p text:style-name="P18">Choose a Free Peoples nation. Activate it and advance it one step on the political track.</text:p>
      <text:p text:style-name="P19">{flavor}{/i}</text:p>
      <text:p text:style-name="P19"><text:span text:style-name="T11">{right}</text:span>𝐂𝐨𝐧𝐟𝐮𝐬𝐢𝐨𝐧</text:p>
      <text:p text:style-name="P18"/>
      <text:p text:style-name="P18">This combat round, the Shadow may not reroll any combat dice which <text:span text:style-name="T7">show unmodified ones. For each such die, </text:span><text:span text:style-name="T8">the Free Peoples </text:span><text:span text:style-name="T7">score</text:span><text:span text:style-name="T8">s</text:span><text:span text:style-name="T7"> one additional hit.</text:span></text:p>
      <text:p text:style-name="P18"/>
      <text:p text:style-name="P18">{left}4</text:p>
      <text:p text:style-name="P60">09/26</text:p>
      <text:p text:style-name="P20">The Red Arrow</text:p>
      <text:p text:style-name="P20">Free Peoples Muster Event</text:p>
      <text:p text:style-name="P20"/>
      <text:p text:style-name="P21">{i}Requires —{/i} Gondor is active.</text:p>
      <text:p text:style-name="P21"/>
      <text:p text:style-name="P21">Advance Rohan one step on the political track.</text:p>
      <text:p text:style-name="P21"/>
      <text:p text:style-name="P21">Recruit one Rohan unit and one Rohan leader in Edoras.</text:p>
      <text:p text:style-name="P21">{flavor}{/i}</text:p>
      <text:p text:style-name="P21">{right}𝐒𝐜𝐨𝐮𝐭𝐬</text:p>
      <text:p text:style-name="P21"/>
      <text:p text:style-name="P21">{i}Requires —{/i} The Free Peoples army is defending in a field battle.</text:p>
      <text:p text:style-name="P21"/>
      <text:p text:style-name="P21">Before any combat roll, (𝐚) retreat with that army to an adjacent free region or (𝐛) withdraw into siege.</text:p>
      <text:p text:style-name="P21"/>
      <text:p text:style-name="P21">{left}1</text:p>
      <text:p text:style-name="P61">10/26</text:p>
      <text:p text:style-name="P22">Help Unlooked For</text:p>
      <text:p text:style-name="P22">Free Peoples Army Event</text:p>
      <text:p text:style-name="P22"/>
      <text:p text:style-name="P22">Choose a besieging Shadow army and an adjacent Free Peoples army. That Free Peoples army attacks that Shadow army.</text:p>
      <text:p text:style-name="P22"/>
      <text:p text:style-name="P22">For the duration of that battle, the Shadow’s combat die <text:span text:style-name="T9">limit</text:span> is reduced by a number equal to the number of Free Peoples units in its region, but not below one.</text:p>
      <text:p text:style-name="P23">{flavor}{/i}</text:p>
      <text:p text:style-name="P23">{right}𝐍𝐨 𝐐𝐮𝐚𝐫𝐭𝐞𝐫</text:p>
      <text:p text:style-name="P23"/>
      <text:p text:style-name="P23">If you score at least one hit this combat round, score one additional hit.</text:p>
      <text:p text:style-name="P23"/>
      <text:p text:style-name="P23">{left}5</text:p>
      <text:p text:style-name="P62">11/26</text:p>
      <text:p text:style-name="P24">Paths of the Woses</text:p>
      <text:p text:style-name="P24">Free Peoples Army Event</text:p>
      <text:p text:style-name="P24"/>
      <text:p text:style-name="P24">{i}Requires —{/i} Rohan is at war.</text:p>
      <text:p text:style-name="P24"/>
      <text:p text:style-name="P24">Move a Free Peoples army from a Rohan region, regardless of ongoing siege, to Minas Tirith. If the Shadow controls or is besieging Minas Tirith, instead move the chosen army to an adjacent unobstructed region.</text:p>
      <text:p text:style-name="P24">{flavor}{/i}</text:p>
      <text:p text:style-name="P24">{right}𝐒𝐮𝐝𝐝𝐞𝐧 𝐒𝐭𝐫𝐢𝐤𝐞</text:p>
      <text:p text:style-name="P24"/>
      <text:p text:style-name="P24">Before any combat roll, make a bonus combat roll with combat strength equal to the leadership of the Free Peoples army. {i}(Die limits <text:span text:style-name="T10">are still in force</text:span>. The Shadow applies any hits immediately. Normal combat rolls follow.){/i}</text:p>
      <text:p text:style-name="P24"/>
      <text:p text:style-name="P27">{left}2</text:p>
      <text:p text:style-name="P63">12/26</text:p>
      <text:p text:style-name="P30">Through a Day and a Night</text:p>
      <text:p text:style-name="P30">Free Peoples Army Event</text:p>
      <text:p text:style-name="P30"/>
      <text:p text:style-name="P30">Choose a Free Peoples army with a companion. Move that army, and at least one companion with it, twice. The same figures must move both times.</text:p>
      <text:p text:style-name="P30">{flavor}{/i}</text:p>
      <text:p text:style-name="P19"><text:span text:style-name="T11">{right}</text:span>𝐂𝐨𝐧𝐟𝐮𝐬𝐢𝐨𝐧</text:p>
      <text:p text:style-name="P19"/>
      <text:p text:style-name="P19">This combat round, the Shadow may not reroll any combat dice which <text:span text:style-name="T7">show unmodified ones. For each such die, </text:span><text:span text:style-name="T8">the Free Peoples </text:span><text:span text:style-name="T7">score</text:span><text:span text:style-name="T8">s</text:span><text:span text:style-name="T7"> one additional hit.</text:span></text:p>
      <text:p text:style-name="P19"/>
      <text:p text:style-name="P19">{left}4</text:p>
      <text:p text:style-name="P64">13/26</text:p>
      <text:p text:style-name="P31">Cirdan’s Ships</text:p>
      <text:p text:style-name="P31">Free Peoples Muster Event</text:p>
      <text:p text:style-name="P31"/>
      <text:p text:style-name="P31">{i}Requires —{/i} The Elves are at war.</text:p>
      <text:p text:style-name="P31"/>
      <text:p text:style-name="P31">Recruit two Elven units in a coastal region with a Free Peoples army.</text:p>
      <text:p text:style-name="P31">{flavor}{/i}</text:p>
      <text:p text:style-name="P31">{right}𝐂𝐡𝐚𝐫𝐠𝐞</text:p>
      <text:p text:style-name="P31"/>
      <text:p text:style-name="P25">Before any combat roll, make a bonus combat roll with combat strength equal to the <text:span text:style-name="T12">number of elite units in </text:span>the Free Peoples army. {i}(Die limits <text:span text:style-name="T10">are still in force</text:span>. The Shadow applies any hits immediately. Normal combat rolls follow.){/i}</text:p>
      <text:p text:style-name="P25"/>
      <text:p text:style-name="P28">{left}2</text:p>
      <text:p text:style-name="P65">14/26</text:p>
      <text:p text:style-name="P33">Guards of the Citadel</text:p>
      <text:p text:style-name="P33">Free Peoples Muster Event</text:p>
      <text:p text:style-name="P33"/>
      <text:p text:style-name="P33">Recruit one Gondor unit and one Gondor leader in Minas Tirith.</text:p>
      <text:p text:style-name="P32">{flavor}{/i}</text:p>
      <text:p text:style-name="P32">{right}𝐂𝐡𝐚𝐫𝐠𝐞</text:p>
      <text:p text:style-name="P32"/>
      <text:p text:style-name="P26">Before any combat roll, make a bonus combat roll with combat strength equal to the <text:span text:style-name="T12">number of elite units in </text:span>the Free Peoples army. {i}(Die limits <text:span text:style-name="T10">are still in force</text:span>. The Shadow applies any hits immediately. Normal combat rolls follow.){/i}</text:p>
      <text:p text:style-name="P26"/>
      <text:p text:style-name="P29">{left}2</text:p>
      <text:p text:style-name="P66">15/26</text:p>
      <text:p text:style-name="P34">Celeborn’s Galadhrim</text:p>
      <text:p text:style-name="P34">Free Peoples Muster Event</text:p>
      <text:p text:style-name="P34"/>
      <text:p text:style-name="P34">Recruit one Elven unit in Lórien.</text:p>
      <text:p text:style-name="P34"/>
      <text:p text:style-name="P34">If Lady Galadriel is in play, you may move or attack with one army with an Elven companion, leader, or unit.</text:p>
      <text:p text:style-name="P34"/>
      <text:p text:style-name="P34">If no army moves or attacks in this way, draw a strategy event card.</text:p>
      <text:p text:style-name="P3">{flavor}{/i}</text:p>
      <text:p text:style-name="P3">{right}𝐃𝐚𝐲𝐥𝐢𝐠𝐡𝐭</text:p>
      <text:p text:style-name="P3"/>
      <text:p text:style-name="P3">During this combat round, the Shadow’s combat die <text:span text:style-name="T9">limit</text:span> is three.</text:p>
      <text:p text:style-name="P3"/>
      <text:p text:style-name="P3">{left}3</text:p>
      <text:p text:style-name="P67">16/26</text:p>
      <text:p text:style-name="P36">Riders of Théoden</text:p>
      <text:p text:style-name="P36">Free Peoples Muster Event</text:p>
      <text:p text:style-name="P36"/>
      <text:p text:style-name="P36">Recruit one Rohan unit and one Rohan leader in <text:span text:style-name="T2">(𝐚) </text:span>Edoras<text:span text:style-name="T2"> or (𝐛) </text:span>a Rohan region with a companion.</text:p>
      <text:p text:style-name="P4">{flavor}{/i}</text:p>
      <text:p text:style-name="P4">{right}𝐃𝐚𝐲𝐥𝐢𝐠𝐡𝐭</text:p>
      <text:p text:style-name="P4"/>
      <text:p text:style-name="P4">During this combat round, the Shadow’s combat die <text:span text:style-name="T9">limit</text:span> is three.</text:p>
      <text:p text:style-name="P4"/>
      <text:p text:style-name="P4">{left}3</text:p>
      <text:p text:style-name="P68">17/26</text:p>
      <text:p text:style-name="P37">Grimbeorn the Old, Son of Beorn</text:p>
      <text:p text:style-name="P37">Free Peoples Muster Event</text:p>
      <text:p text:style-name="P37"/>
      <text:p text:style-name="P37">Recruit one North unit and one North leader in <text:span text:style-name="T2">(𝐚) </text:span>Carrock<text:span text:style-name="T2"> or (𝐛) </text:span>an adjacent unobstructed region with a Free Peoples army.</text:p>
      <text:p text:style-name="P11">{flavor}{/i}</text:p>
      <text:p text:style-name="P11">{right}𝐒𝐜𝐨𝐮𝐭𝐬</text:p>
      <text:p text:style-name="P11"/>
      <text:p text:style-name="P11">{i}Requires —{/i} The Free Peoples army is defending in a field battle.</text:p>
      <text:p text:style-name="P11"/>
      <text:p text:style-name="P11">Before any combat roll, (𝐚) retreat with that army to an adjacent free region or (𝐛) withdraw into siege.</text:p>
      <text:p text:style-name="P11"/>
      <text:p text:style-name="P11">{left}1</text:p>
      <text:p text:style-name="P69">18/26</text:p>
      <text:p text:style-name="P38">Imrahil of Dol Amroth</text:p>
      <text:p text:style-name="P38">Free Peoples Muster Event</text:p>
      <text:p text:style-name="P38"/>
      <text:p text:style-name="P38">Recruit one Gondor unit and one Gondor leader in Dol Amroth.</text:p>
      <text:p text:style-name="P15">{flavor}{/i}</text:p>
      <text:p text:style-name="P15"><text:span text:style-name="T11">{right}</text:span>𝐒𝐡𝐢𝐞𝐥𝐝-𝐰𝐚𝐥𝐥</text:p>
      <text:p text:style-name="P15"/>
      <text:p text:style-name="P15">This combat round, <text:span text:style-name="T3">if the Shadow combat roll and reroll scores at least two hits, it scores one hit fewer.</text:span></text:p>
      <text:p text:style-name="P15"/>
      <text:p text:style-name="P15">{left}6</text:p>
      <text:p text:style-name="P70">19/26</text:p>
      <text:p text:style-name="P39">King Brand’s Men</text:p>
      <text:p text:style-name="P39">Free Peoples Muster Event</text:p>
      <text:p text:style-name="P39"/>
      <text:p text:style-name="P39">Recruit two North regular units in <text:span text:style-name="T2">(𝐚) </text:span>Dale<text:span text:style-name="T2"> or (𝐛) </text:span><text:span text:style-name="T13">an adjacent unobstructed region with a Free Peoples army.</text:span></text:p>
      <text:p text:style-name="P16">{flavor}{/i}</text:p>
      <text:p text:style-name="P16"><text:span text:style-name="T11">{right}</text:span>𝐒𝐡𝐢𝐞𝐥𝐝-𝐰𝐚𝐥𝐥</text:p>
      <text:p text:style-name="P16"/>
      <text:p text:style-name="P16">This combat round, <text:span text:style-name="T3">if the Shadow combat roll and reroll scores at least two hits, it scores one hit fewer.</text:span></text:p>
      <text:p text:style-name="P16"/>
      <text:p text:style-name="P16">{left}6</text:p>
      <text:p text:style-name="P71">20/26</text:p>
      <text:p text:style-name="P40">Swords in Eriador</text:p>
      <text:p text:style-name="P40">Free Peoples Muster Event</text:p>
      <text:p text:style-name="P40"/>
      <text:p text:style-name="P40">Recruit a North unit in the Shire and a Dwarven unit in Ered Luin.</text:p>
      <text:p text:style-name="P40"/>
      <text:p text:style-name="P40">Draw a strategy event card.</text:p>
      <text:p text:style-name="P40"><text:span text:style-name="T1">{flavor}{/i}</text:span></text:p>
      <text:p text:style-name="P7">{right}𝐀𝐝𝐯𝐚𝐧𝐭𝐚𝐠𝐞𝐨𝐮𝐬 𝐏𝐨𝐬𝐢𝐭𝐢𝐨𝐧</text:p>
      <text:p text:style-name="P7"/>
      <text:p text:style-name="P7">{i}Requires —{/i} The defending army is in a Free Peoples nation.</text:p>
      <text:p text:style-name="P7"/>
      <text:p text:style-name="P7">This combat round, the Shadow adds -1 to the results of their combat roll {i}(not any reroll){/i} except<text:span text:style-name="T6">ing any dice</text:span> which show unmodified sixes.</text:p>
      <text:p text:style-name="P7"/>
      <text:p text:style-name="P7">{left}3</text:p>
      <text:p text:style-name="P72">21/26</text:p>
      <text:p text:style-name="P43">Kindred of Glorfindel</text:p>
      <text:p text:style-name="P43">Free Peoples Muster Event</text:p>
      <text:p text:style-name="P43"/>
      <text:p text:style-name="P35">Recruit one Elven unit in <text:span text:style-name="T14">Rivendell</text:span>.</text:p>
      <text:p text:style-name="P35"/>
      <text:p text:style-name="P35">If <text:span text:style-name="T14">Lord Elrond</text:span> is in play, you may move or attack with one army with an Elven companion, leader, or unit.</text:p>
      <text:p text:style-name="P35"/>
      <text:p text:style-name="P35">If no army moves or attacks in this way, draw a strategy event card.</text:p>
      <text:p text:style-name="P41"><text:span text:style-name="T1">{flavor}{/i}</text:span></text:p>
      <text:p text:style-name="P8">{right}𝐀𝐝𝐯𝐚𝐧𝐭𝐚𝐠𝐞𝐨𝐮𝐬 𝐏𝐨𝐬𝐢𝐭𝐢𝐨𝐧</text:p>
      <text:p text:style-name="P8"/>
      <text:p text:style-name="P8">{i}Requires —{/i} The defending army is in a Free Peoples nation.</text:p>
      <text:p text:style-name="P8"/>
      <text:p text:style-name="P8">This combat round, the Shadow adds -1 to the results of their combat roll {i}(not any reroll){/i} except<text:span text:style-name="T6">ing any dice</text:span> which show unmodified sixes.</text:p>
      <text:p text:style-name="P8"/>
      <text:p text:style-name="P8">{left}3</text:p>
      <text:p text:style-name="P73">22/26</text:p>
      <text:p text:style-name="P44">Dain Ironfoot’s Guard</text:p>
      <text:p text:style-name="P44">Free Peoples Muster Event</text:p>
      <text:p text:style-name="P44"/>
      <text:p text:style-name="P44">Recruit one Dwarven unit and one Dwarven leader in <text:span text:style-name="T2">(𝐚) </text:span>Erebor<text:span text:style-name="T2"> or (𝐛) </text:span><text:span text:style-name="T13">an adjacent unobstructed region with a Free Peoples army.</text:span></text:p>
      <text:p text:style-name="P44">{flavor}{/i}</text:p>
      <text:p text:style-name="P44">{right}𝐕𝐚𝐥𝐨𝐮𝐫</text:p>
      <text:p text:style-name="P44"/>
      <text:p text:style-name="P44">{i}Requires —{/i} A Free Peoples elite unit is in the battle.</text:p>
      <text:p text:style-name="P44"/>
      <text:p text:style-name="P44">This combat round, add +1 to the results of your combat roll {i}(not any reroll){/i}.</text:p>
      <text:p text:style-name="P44"/>
      <text:p text:style-name="P47">{left}3</text:p>
      <text:p text:style-name="P74">23/26</text:p>
      <text:p text:style-name="P50">Éomer, Son of Éomund</text:p>
      <text:p text:style-name="P50">Free Peoples Muster Event</text:p>
      <text:p text:style-name="P50"/>
      <text:p text:style-name="P50">Recruit one Rohan unit and one Rohan leader in a free Rohan region with a settlement.</text:p>
      <text:p text:style-name="P50">{flavor}<text:span text:style-name="T15">{/i}</text:span></text:p>
      <text:p text:style-name="P45">{right}𝐕𝐚𝐥𝐨𝐮𝐫</text:p>
      <text:p text:style-name="P45"/>
      <text:p text:style-name="P45">{i}Requires —{/i} A Free Peoples elite unit is in the battle.</text:p>
      <text:p text:style-name="P45"/>
      <text:p text:style-name="P45">This combat round, add +1 to the results of your combat roll {i}(not any reroll){/i}.</text:p>
      <text:p text:style-name="P45"/>
      <text:p text:style-name="P48">{left}3</text:p>
      <text:p text:style-name="P75">24/26</text:p>
      <text:p text:style-name="P51">Thranduil’s Archers</text:p>
      <text:p text:style-name="P51">Free Peoples Muster Event</text:p>
      <text:p text:style-name="P46"/>
      <text:p text:style-name="P46">Recruit one <text:span text:style-name="T16">Elven</text:span> unit in <text:span text:style-name="T2">(𝐚) </text:span><text:span text:style-name="T16">Woodland Realm</text:span><text:span text:style-name="T2"> or (𝐛) </text:span><text:span text:style-name="T13">an adjacent unobstructed region with a Free Peoples army.</text:span></text:p>
      <text:p text:style-name="P46"/>
      <text:p text:style-name="P51">Draw a strategy event card.</text:p>
      <text:p text:style-name="P46">{flavor}{/i}</text:p>
      <text:p text:style-name="P46">{right}𝐕𝐚𝐥𝐨𝐮𝐫</text:p>
      <text:p text:style-name="P46"/>
      <text:p text:style-name="P46">{i}Requires —{/i} A Free Peoples elite unit is in the battle.</text:p>
      <text:p text:style-name="P46"/>
      <text:p text:style-name="P46">This combat round, add +1 to the results of your combat roll {i}(not any reroll){/i}.</text:p>
      <text:p text:style-name="P46"/>
      <text:p text:style-name="P49">{left}3</text:p>
      <text:p text:style-name="P76">25/26</text:p>
      <text:p text:style-name="P52">Every Little is a Gain</text:p>
      <text:p text:style-name="P52">Free Peoples Muster Event</text:p>
      <text:p text:style-name="P52"/>
      <text:p text:style-name="P52">Recruit one Gondor regular unit in each of Pelargir, Lossarnach, and Lamedon.</text:p>
      <text:p text:style-name="P52"/>
      <text:p text:style-name="P52">Draw a strategy event card.</text:p>
      <text:p text:style-name="P17">{flavor}{/i}</text:p>
      <text:p text:style-name="P17"><text:span text:style-name="T11">{right}</text:span>𝐒𝐡𝐢𝐞𝐥𝐝-𝐰𝐚𝐥𝐥</text:p>
      <text:p text:style-name="P17"/>
      <text:p text:style-name="P17">This combat round, <text:span text:style-name="T3">if the Shadow combat roll and reroll scores at least two hits, it scores one hit fewer.</text:span></text:p>
      <text:p text:style-name="P17"/>
      <text:p text:style-name="P17">{left}6</text:p>
      <text:p text:style-name="P77">26/26</text:p>
      <text:p text:style-name="P53">Rangers of the North</text:p>
      <text:p text:style-name="P53">Free Peoples Army Event</text:p>
      <text:p text:style-name="P53"/>
      <text:p text:style-name="P54">Choose a region of the North <text:span text:style-name="T18">containing or </text:span>adjacent to a Shadow army. <text:span text:style-name="T18">Roll three dice; hit that army for each 5+.</text:span></text:p>
      <text:p text:style-name="P54"/>
      <text:p text:style-name="P54"><text:span text:style-name="T18">If the chosen region is free, recruit one North unit and one North leader there.</text:span></text:p>
      <text:p text:style-name="P42"><text:span text:style-name="T1">{flavor}{/i}</text:span></text:p>
      <text:p text:style-name="P9">{right}𝐀𝐝𝐯𝐚𝐧𝐭𝐚𝐠𝐞𝐨𝐮𝐬 𝐏𝐨𝐬𝐢𝐭𝐢𝐨𝐧</text:p>
      <text:p text:style-name="P9"/>
      <text:p text:style-name="P9">{i}Requires —{/i} The defending army is in a Free Peoples nation.</text:p>
      <text:p text:style-name="P9"/>
      <text:p text:style-name="P9">This combat round, the Shadow adds -1 to the results of their combat roll {i}(not any reroll){/i} except<text:span text:style-name="T6">ing any dice</text:span> which show unmodified sixes.</text:p>
      <text:p text:style-name="P9"/>
      <text:p text:style-name="P9">{left}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4T10:37:04.901000000</meta:creation-date>
    <dc:date>2021-07-24T11:58:59.704000000</dc:date>
    <meta:editing-duration>PT1H36S</meta:editing-duration>
    <meta:editing-cycles>38</meta:editing-cycles>
    <meta:generator>LibreOffice/7.0.5.2$Windows_X86_64 LibreOffice_project/64390860c6cd0aca4beafafcfd84613dd9dfb63a</meta:generator>
    <meta:document-statistic meta:table-count="0" meta:image-count="0" meta:object-count="0" meta:page-count="26" meta:paragraph-count="243" meta:word-count="1704" meta:character-count="10100" meta:non-whitespace-character-count="8639"/>
  </office:meta>
</office:document-meta>
</file>